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1344" calcext:value-type="float">
            <text:p>74.7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1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2568" calcext:value-type="float">
            <text:p>68.5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1568" calcext:value-type="float">
            <text:p>68.1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7984" calcext:value-type="float">
            <text:p>66.9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8464" calcext:value-type="float">
            <text:p>66.9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4584" calcext:value-type="float">
            <text:p>66.3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1224" calcext:value-type="float">
            <text:p>66.1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4944" calcext:value-type="float">
            <text:p>65.4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4136" calcext:value-type="float">
            <text:p>64.3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4792" calcext:value-type="float">
            <text:p>62.7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1432" calcext:value-type="float">
            <text:p>62.5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8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7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2368" calcext:value-type="float">
            <text:p>51.7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6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6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4328" calcext:value-type="float">
            <text:p>48.3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6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6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6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6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6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5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3</text:p>
          </table:table-cell>
          <table:table-cell office:value-type="string" calcext:value-type="string">
            <text:p>Kitten Land Co-op</text:p>
          </table:table-cell>
          <table:table-cell office:value-type="string" calcext:value-type="string">
            <text:p>195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